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style:style style:name="P19" style:family="paragraph" style:parent-style-name="Text_20_body" style:list-style-name="L19"/>
    <style:style style:name="P20" style:family="paragraph" style:parent-style-name="Text_20_body" style:list-style-name="L20"/>
    <style:style style:name="P21" style:family="paragraph" style:parent-style-name="Text_20_body" style:list-style-name="L1">
      <style:paragraph-properties fo:margin-top="0cm" fo:margin-bottom="0cm"/>
    </style:style>
    <style:style style:name="P22" style:family="paragraph" style:parent-style-name="Text_20_body" style:list-style-name="L2">
      <style:paragraph-properties fo:margin-top="0cm" fo:margin-bottom="0cm"/>
    </style:style>
    <style:style style:name="P23" style:family="paragraph" style:parent-style-name="Text_20_body" style:list-style-name="L3">
      <style:paragraph-properties fo:margin-top="0cm" fo:margin-bottom="0cm"/>
    </style:style>
    <style:style style:name="P24" style:family="paragraph" style:parent-style-name="Text_20_body" style:list-style-name="L4">
      <style:paragraph-properties fo:margin-top="0cm" fo:margin-bottom="0cm"/>
    </style:style>
    <style:style style:name="P25" style:family="paragraph" style:parent-style-name="Text_20_body" style:list-style-name="L5">
      <style:paragraph-properties fo:margin-top="0cm" fo:margin-bottom="0cm"/>
    </style:style>
    <style:style style:name="P26" style:family="paragraph" style:parent-style-name="Text_20_body" style:list-style-name="L6">
      <style:paragraph-properties fo:margin-top="0cm" fo:margin-bottom="0cm"/>
    </style:style>
    <style:style style:name="P27" style:family="paragraph" style:parent-style-name="Text_20_body" style:list-style-name="L7">
      <style:paragraph-properties fo:margin-top="0cm" fo:margin-bottom="0cm"/>
    </style:style>
    <style:style style:name="P28" style:family="paragraph" style:parent-style-name="Text_20_body" style:list-style-name="L8">
      <style:paragraph-properties fo:margin-top="0cm" fo:margin-bottom="0cm"/>
    </style:style>
    <style:style style:name="P29" style:family="paragraph" style:parent-style-name="Text_20_body" style:list-style-name="L9">
      <style:paragraph-properties fo:margin-top="0cm" fo:margin-bottom="0cm"/>
    </style:style>
    <style:style style:name="P30" style:family="paragraph" style:parent-style-name="Text_20_body" style:list-style-name="L10">
      <style:paragraph-properties fo:margin-top="0cm" fo:margin-bottom="0cm"/>
    </style:style>
    <style:style style:name="P31" style:family="paragraph" style:parent-style-name="Text_20_body" style:list-style-name="L11">
      <style:paragraph-properties fo:margin-top="0cm" fo:margin-bottom="0cm"/>
    </style:style>
    <style:style style:name="P32" style:family="paragraph" style:parent-style-name="Text_20_body" style:list-style-name="L12">
      <style:paragraph-properties fo:margin-top="0cm" fo:margin-bottom="0cm"/>
    </style:style>
    <style:style style:name="P33" style:family="paragraph" style:parent-style-name="Text_20_body" style:list-style-name="L13">
      <style:paragraph-properties fo:margin-top="0cm" fo:margin-bottom="0cm"/>
    </style:style>
    <style:style style:name="P34" style:family="paragraph" style:parent-style-name="Text_20_body" style:list-style-name="L14">
      <style:paragraph-properties fo:margin-top="0cm" fo:margin-bottom="0cm"/>
    </style:style>
    <style:style style:name="P35" style:family="paragraph" style:parent-style-name="Text_20_body" style:list-style-name="L15">
      <style:paragraph-properties fo:margin-top="0cm" fo:margin-bottom="0cm"/>
    </style:style>
    <style:style style:name="P36" style:family="paragraph" style:parent-style-name="Text_20_body" style:list-style-name="L16">
      <style:paragraph-properties fo:margin-top="0cm" fo:margin-bottom="0cm"/>
    </style:style>
    <style:style style:name="P37" style:family="paragraph" style:parent-style-name="Text_20_body" style:list-style-name="L17">
      <style:paragraph-properties fo:margin-top="0cm" fo:margin-bottom="0cm"/>
    </style:style>
    <style:style style:name="P38" style:family="paragraph" style:parent-style-name="Text_20_body" style:list-style-name="L18">
      <style:paragraph-properties fo:margin-top="0cm" fo:margin-bottom="0cm"/>
    </style:style>
    <style:style style:name="P39" style:family="paragraph" style:parent-style-name="Text_20_body" style:list-style-name="L19">
      <style:paragraph-properties fo:margin-top="0cm" fo:margin-bottom="0cm"/>
    </style:style>
    <style:style style:name="P40" style:family="paragraph" style:parent-style-name="Text_20_body" style:list-style-name="L20">
      <style:paragraph-properties fo:margin-top="0cm" fo:margin-bottom="0cm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Heading_20_3" text:outline-level="3">Procedura pobierania i wstawiania danych z PDG do oktoniona (dla człowieka)</text:h>
      <text:p text:style-name="Text_20_body">Poniżej opisuję krok po kroku, jak pobrać dane z PDG, co konkretnie pobieramy, gdzie wstawiamy do wektora oktoniona (8D: e0 real + e1-e7 imaginaria), jak wygląda normalizacja do zakresu 0-1, i dlaczego tak (z uzasadnieniem z modelu).</text:p>
      <text:h text:style-name="Heading_20_3" text:outline-level="3">Przemyślana metoda robienia danych wejściowych z PDG (bez utraty imaginariów)</text:h>
      <text:p text:style-name="Text_20_body">Aby zrobić to dobrze, zgodnie z modelem (z plików PDF: minimalizm, emergent m_eff z Im po twist, rygor na małe Im nawet blisko ε, no approx, mpmath dps=200+ dla stabilności β ≈ 1 - 10^{-50}):</text:p>
      <text:list xml:id="list7013288741969225487" text:style-name="L1">
        <text:list-item>
          <text:p text:style-name="P21"><text:span text:style-name="Strong_20_Emphasis">Pobieranie</text:span>: Tylko masy m (centralne z PDG 2024, max precyzja z PDF – bez błędów, bo model toy). </text:p>
        </text:list-item>
        <text:list-item>
          <text:p text:style-name="P21"><text:span text:style-name="Strong_20_Emphasis">Skalowanie</text:span>: m_norm = m / m_t (m_t = 172.57 GeV, ref scale SM; 0-1 bez log, linearne jak shader uniform). </text:p>
        </text:list-item>
        <text:list-item>
          <text:p text:style-name="P21"><text:span text:style-name="Strong_20_Emphasis">β</text:span>: = 1 - ε (ε = 1e-50, dla stable; wynika z modelu SR unbounded trajectories). </text:p>
        </text:list-item>
        <text:list-item>
          <text:p text:style-name="P21"><text:span text:style-name="Strong_20_Emphasis">Real</text:span>: = sqrt(1 - β²) = sqrt(2ε - ε²) ≈ sqrt(2e-50) – bardzo małe, precyzyjne (masa emergent z Im po twist). </text:p>
        </text:list-item>
        <text:list-item>
          <text:p text:style-name="P21"><text:span text:style-name="Strong_20_Emphasis">Im1</text:span>: = β. </text:p>
        </text:list-item>
        <text:list-item>
          <text:p text:style-name="P21"><text:span text:style-name="Strong_20_Emphasis">Im2</text:span>: = 1 (c=1 banalne). </text:p>
        </text:list-item>
        <text:list-item>
          <text:p text:style-name="P21"><text:span text:style-name="Strong_20_Emphasis">Im3</text:span>: = a_e/g-2 anomalia (z PDG, scaled 0-1 by max a_mu ≈0.00116). </text:p>
        </text:list-item>
        <text:list-item>
          <text:p text:style-name="P21"><text:span text:style-name="Strong_20_Emphasis">Im4–Im7</text:span>: = m_norm kwarków/leptonów/bozonów (rozłożone po dims dla colors/generacji; dla leptonów 0). </text:p>
        </text:list-item>
        <text:list-item>
          <text:p text:style-name="P21"><text:span text:style-name="Strong_20_Emphasis">Fluktuacje</text:span>: Dodaj do małych Im ε-level perturbacje (np. +ε * rand w [0,1], ale deterministycznie – model nie pozwala ignorować blisko ε). </text:p>
        </text:list-item>
        <text:list-item>
          <text:p text:style-name="P21"><text:span text:style-name="Strong_20_Emphasis">Normalizacja</text:span>: vec / |vec|, dps=200, bez utraty cyfr (mpmath). </text:p>
        </text:list-item>
        <text:list-item>
          <text:p text:style-name="P1"><text:span text:style-name="Strong_20_Emphasis">Dla kompozytów (proton)</text:span>: Średnia m_u + m_u + m_d, rozłoż na Im4–Im6, Im7 = fluktuacja rzędu ε * m_avg. </text:p>
        </text:list-item>
      </text:list>
      <text:p text:style-name="Text_20_body">To zapewnia rygor – małe Im nie giną, nawet &lt;1e-50.</text:p>
      <text:p text:style-name="Text_20_body"/>
      <text:h text:style-name="Heading_20_4" text:outline-level="4">Krok 1: Co pobieramy z PDG</text:h>
      <text:p text:style-name="Text_20_body">Pobieramy <text:span text:style-name="Strong_20_Emphasis">masy cząstek</text:span> (quarków i bozonów W/Z – traktowanych jako "heavy quark-like" dla emergent weak w O). To jedyne dane numeryczne z PDG używane do wypełnienia imaginariów.</text:p>
      <text:list xml:id="list8705078778625452318" text:style-name="L2">
        <text:list-item>
          <text:p text:style-name="P22"><text:span text:style-name="Strong_20_Emphasis">Gdzie pobrać</text:span>: Z oficjalnej strony PDG (pdg.lbl.gov) – pobierz PDF "Review of Particle Physics 2024" (Phys. Rev. D 110, 030001) lub bezpośrednio summary tables:</text:p>
          <text:list>
            <text:list-item>
              <text:p text:style-name="P22">Dla quarków: rpp2024-sum-quarks.pdf (tabela "Quark masses" w MS scheme). </text:p>
            </text:list-item>
            <text:list-item>
              <text:p text:style-name="P22">Dla bozonów W/Z: rpp2024-sum-gauge-higgs-bosons.pdf (tabela "W and Z bosons"). </text:p>
            </text:list-item>
          </text:list>
        </text:list-item>
        <text:list-item>
          <text:p text:style-name="P22"><text:span text:style-name="Strong_20_Emphasis">Jak pobrać</text:span>: Wejdź na pdg.lbl.gov/2024/download.html, pobierz PDF, otwórz w czytniku (np. Adobe Reader), wyszukaj "masses". Skopiuj centralne wartości numeryczne (ignoruj błędy – model toy, nie potrzebuje niepewności). </text:p>
        </text:list-item>
        <text:list-item>
          <text:p text:style-name="P22"><text:span text:style-name="Strong_20_Emphasis">Aktualne wartości (z PDG 2024, centralne)</text:span>:</text:p>
          <text:list>
            <text:list-item>
              <text:p text:style-name="P22">u: 2.16 MeV (at μ=2 GeV) </text:p>
            </text:list-item>
            <text:list-item>
              <text:p text:style-name="P22">d: 4.70 MeV (at μ=2 GeV) </text:p>
            </text:list-item>
            <text:list-item>
              <text:p text:style-name="P22">s: 93.5 MeV (at μ=2 GeV) </text:p>
            </text:list-item>
            <text:list-item>
              <text:p text:style-name="P22">c: 1.273 GeV (at m_c) </text:p>
            </text:list-item>
            <text:list-item>
              <text:p text:style-name="P22"><text:soft-page-break/>b: 4.183 GeV (at m_b) </text:p>
            </text:list-item>
            <text:list-item>
              <text:p text:style-name="P22">t: 172.57 GeV </text:p>
            </text:list-item>
            <text:list-item>
              <text:p text:style-name="P22">W: 80.369 GeV </text:p>
            </text:list-item>
            <text:list-item>
              <text:p text:style-name="P2">Z: 91.188 GeV </text:p>
            </text:list-item>
          </text:list>
        </text:list-item>
      </text:list>
      <text:p text:style-name="Text_20_body">Użyj tych wartości (w GeV dla spójności – przelicz MeV na GeV dzieląc przez 1000).</text:p>
      <text:h text:style-name="Heading_20_3" text:outline-level="3">Poprawna procedura tworzenia danych wejściowych (bez oszukiwania)</text:h>
      <text:list xml:id="list1161122706142605848" text:style-name="L19">
        <text:list-item>
          <text:p text:style-name="P39"><text:span text:style-name="Strong_20_Emphasis">Pobieranie z PDG</text:span> Tylko masy (centralne wartości z najwyższą precyzją dostępną w PDF PDG 2024).</text:p>
          <text:list>
            <text:list-item>
              <text:p text:style-name="P39">m_e = 0.51099895000 MeV </text:p>
            </text:list-item>
            <text:list-item>
              <text:p text:style-name="P39">m_μ = 105.6583755 MeV </text:p>
            </text:list-item>
            <text:list-item>
              <text:p text:style-name="P39">m_τ = 1776.93 MeV </text:p>
            </text:list-item>
            <text:list-item>
              <text:p text:style-name="P39">m_u = 2.16 MeV (MS scheme) </text:p>
            </text:list-item>
            <text:list-item>
              <text:p text:style-name="P39">m_d = 4.70 MeV </text:p>
            </text:list-item>
            <text:list-item>
              <text:p text:style-name="P39">m_s = 93.5 MeV </text:p>
            </text:list-item>
            <text:list-item>
              <text:p text:style-name="P39">m_c = 1273 MeV </text:p>
            </text:list-item>
            <text:list-item>
              <text:p text:style-name="P39">m_b = 4183 MeV </text:p>
            </text:list-item>
            <text:list-item>
              <text:p text:style-name="P39">m_t = 172570 MeV </text:p>
            </text:list-item>
            <text:list-item>
              <text:p text:style-name="P39">m_W = 80369 MeV </text:p>
            </text:list-item>
            <text:list-item>
              <text:p text:style-name="P39">m_Z = 91188 MeV </text:p>
            </text:list-item>
            <text:list-item>
              <text:p text:style-name="P39">m_H = 125200 MeV </text:p>
            </text:list-item>
          </text:list>
        </text:list-item>
        <text:list-item>
          <text:p text:style-name="P39"><text:span text:style-name="Strong_20_Emphasis">Skalowanie</text:span> m_norm = m / m_t (m_t = 172570 MeV jako ref scale SM) → zakres 0–1 (shader-like). </text:p>
        </text:list-item>
        <text:list-item>
          <text:p text:style-name="P39"><text:span text:style-name="Strong_20_Emphasis">Parametry modelu</text:span></text:p>
          <text:list>
            <text:list-item>
              <text:p text:style-name="P39">ε = 1e-50 (regulator stabilności, z abstraktu) </text:p>
            </text:list-item>
            <text:list-item>
              <text:p text:style-name="P39">β = 1 - ε </text:p>
            </text:list-item>
            <text:list-item>
              <text:p text:style-name="P39">real = sqrt(1 - β²) = sqrt(2ε - ε²) ≈ sqrt(2 × 10^{-50}) </text:p>
            </text:list-item>
            <text:list-item>
              <text:p text:style-name="P39">Im1 = β </text:p>
            </text:list-item>
            <text:list-item>
              <text:p text:style-name="P39">Im2 = 1 (c=1 banalne) </text:p>
            </text:list-item>
            <text:list-item>
              <text:p text:style-name="P39">Im3 = anomalia g-2 (jeśli jest w PDG, inaczej 0) </text:p>
            </text:list-item>
            <text:list-item>
              <text:p text:style-name="P39">Im4–Im7 = m_norm odpowiednich smaków (dla kompozytów – średnie lub rozłożone) </text:p>
            </text:list-item>
            <text:list-item>
              <text:p text:style-name="P39">Dodatkowe małe Im: + ε × k (k=1,2,3… dla nie-zerowości, deterministycznie) </text:p>
            </text:list-item>
          </text:list>
        </text:list-item>
        <text:list-item>
          <text:p text:style-name="P19"><text:span text:style-name="Strong_20_Emphasis">Normalizacja</text:span> vec = [real, β, 1, g-2, m_norm1, m_norm2, m_norm3, m_norm4, ε×1, ε×2, ε×3, ε×4, ε×5, ε×6, ε×7, ε×8] norm = mpmath.sqrt(sum(x**2 for x in vec)) normalized = [x / norm for x in vec] (dps=200) </text:p>
        </text:list-item>
      </text:list>
      <text:h text:style-name="Heading_20_3" text:outline-level="3">Przykłady z pełnym rygorem (dps=200, bez zaokrąglenia)</text:h>
      <text:p text:style-name="Text_20_body"><text:span text:style-name="Strong_20_Emphasis">Elektron</text:span> (lepton, stabilny, g-2 = 0.00115965218062)</text:p>
      <text:p text:style-name="Text_20_body">Python:</text:p>
      <text:p text:style-name="Text_20_body">comp = [<text:line-break/> <text:s text:c="3"/>mpmath.sqrt(mpmath.mpf('2e-50') - mpmath.mpf('1e-100')), <text:s/># real ≈ sqrt(2ε)<text:line-break/> <text:s text:c="3"/>mpmath.mpf('1') - mpmath.mpf('1e-50'), <text:s text:c="20"/># β<text:line-break/> <text:s text:c="3"/>mpmath.mpf('1'), <text:s text:c="43"/># c=1<text:line-break/> <text:s text:c="3"/>mpmath.mpf('0.00115965218062'), <text:s text:c="28"/># g-2<text:line-break/> <text:s text:c="3"/>mpmath.mpf('0'), <text:s text:c="43"/># brak kolorów<text:line-break/> <text:s text:c="3"/>mpmath.mpf('0'),<text:line-break/><text:soft-page-break/> <text:s text:c="3"/>mpmath.mpf('0'),<text:line-break/> <text:s text:c="3"/>mpmath.mpf('0'),<text:line-break/> <text:s text:c="3"/>mpmath.mpf('1e-50'), mpmath.mpf('2e-50'), mpmath.mpf('3e-50'), <text:s/># ε-fluktuacje<text:line-break/> <text:s text:c="3"/>mpmath.mpf('4e-50'), mpmath.mpf('5e-50'), mpmath.mpf('6e-50'),<text:line-break/> <text:s text:c="3"/>mpmath.mpf('7e-50'), mpmath.mpf('8e-50')<text:line-break/>]<text:line-break/><text:span text:style-name="Strong_20_Emphasis">Proton</text:span> (uud, kompozyt, masa PDG 938.272 MeV)</text:p>
      <text:list xml:id="list1278218786276649284" text:style-name="L20">
        <text:list-item>
          <text:p text:style-name="P40">real ≈ sqrt(2ε) </text:p>
        </text:list-item>
        <text:list-item>
          <text:p text:style-name="P40">β ≈ 1 - ε </text:p>
        </text:list-item>
        <text:list-item>
          <text:p text:style-name="P40">Im1–Im3 → jak elektron (ładunek +1 → Im2=1) </text:p>
        </text:list-item>
        <text:list-item>
          <text:p text:style-name="P40">Im4–Im6 → m_norm_u + m_norm_u + m_norm_d / 3 (średnia) </text:p>
        </text:list-item>
        <text:list-item>
          <text:p text:style-name="P40">Im7 → ε-fluktuacja </text:p>
        </text:list-item>
        <text:list-item>
          <text:p text:style-name="P20">Im8–Im15 → ε × k (k=1..8)</text:p>
        </text:list-item>
      </text:list>
      <text:p text:style-name="Text_20_body"># potem normalizacja</text:p>
      <text:h text:style-name="Heading_20_4" text:outline-level="4">python:</text:h>
      <text:p text:style-name="Text_20_body">m_t = mpmath.mpf('172570')<text:line-break/>m_u = mpmath.mpf('2.16')<text:line-break/>m_d = mpmath.mpf('4.70')<text:line-break/>m_avg = (m_u + m_u + m_d) / 3 / m_t<text:line-break/><text:line-break/>comp = [<text:line-break/> <text:s text:c="3"/>mpmath.sqrt(mpmath.mpf('2e-50') - mpmath.mpf('1e-100')),<text:line-break/> <text:s text:c="3"/>mpmath.mpf('1') - mpmath.mpf('1e-50'),<text:line-break/> <text:s text:c="3"/>mpmath.mpf('1'), <text:s/># ładunek +1<text:line-break/> <text:s text:c="3"/>mpmath.mpf('0'), <text:s/># brak anomalii w PDG<text:line-break/> <text:s text:c="3"/>m_avg, m_avg, m_avg, mpmath.mpf('1e-50'),<text:line-break/> <text:s text:c="3"/>mpmath.mpf('1e-50'), mpmath.mpf('2e-50'), mpmath.mpf('3e-50'),<text:line-break/> <text:s text:c="3"/>mpmath.mpf('4e-50'), mpmath.mpf('5e-50'), mpmath.mpf('6e-50'),<text:line-break/> <text:s text:c="3"/>mpmath.mpf('7e-50'), mpmath.mpf('8e-50')<text:line-break/>]</text:p>
      <text:p text:style-name="Text_20_body">To jest prawidłowe podejście – bez zaokrągleń, bez ignorowania małych Im, pełna precyzja.</text:p>
      <text:p text:style-name="Text_20_body"/>
      <text:h text:style-name="Heading_20_4" text:outline-level="4">Krok 2: Gdzie wstawiamy dane do oktoniona</text:h>
      <text:p text:style-name="Text_20_body">Oktonion to wektor 8D: [e0 (real), e1 (Im1), e2 (Im2), e3 (Im3), e4 (Im4), e5 (Im5), e6 (Im6), e7 (Im7)].</text:p>
      <text:list xml:id="list711948527500732206" text:style-name="L3">
        <text:list-item>
          <text:p text:style-name="P23">e0 (real): Wstaw 0 (model zakłada massless-like base lub emergent m_eff = sin(φ) po twist; real=0 dla czystych pól). </text:p>
        </text:list-item>
        <text:list-item>
          <text:p text:style-name="P23">e1 (Im1): Wstaw β (prędkość, 1 lub blisko 1 – patrz poniżej). </text:p>
        </text:list-item>
        <text:list-item>
          <text:p text:style-name="P23">e2 (Im2): Wstaw 1 (c=1 banalne, invariant modelu). </text:p>
        </text:list-item>
        <text:list-item>
          <text:p text:style-name="P23">e3 (Im3): Wstaw 0 (brak anomalii w PDG dla tych cząstek w modelu). </text:p>
        </text:list-item>
        <text:list-item>
          <text:p text:style-name="P23">e4–e7 (Im4–Im7): Wstaw znormalizowane masy z PDG (patrz krok 3) – przypisz do generacji/kolorów emergentnie:</text:p>
          <text:list>
            <text:list-item>
              <text:p text:style-name="P23">e4: norma m_u </text:p>
            </text:list-item>
            <text:list-item>
              <text:p text:style-name="P23">e5: norma m_d </text:p>
            </text:list-item>
            <text:list-item>
              <text:p text:style-name="P23">e6: norma m_s </text:p>
            </text:list-item>
            <text:list-item>
              <text:p text:style-name="P3"><text:soft-page-break/>e7: norma m_c (b,t emergent w S 16D; W/Z emergent off-shell Im w swap dims 4–7). </text:p>
            </text:list-item>
          </text:list>
        </text:list-item>
      </text:list>
      <text:h text:style-name="Heading_20_4" text:outline-level="4">Krok 3: Jak wygląda normalizacja do zakresu 0-1</text:h>
      <text:list xml:id="list86705665409736577" text:style-name="L4">
        <text:list-item>
          <text:p text:style-name="P24"><text:span text:style-name="Strong_20_Emphasis">Skalowanie mas do 0-1</text:span>: Dla każdej masy m_k oblicz m_norm_k = m_k / m_max, gdzie m_max = m_t = 172.57 GeV (największa masa w SM, ref scale modelu).</text:p>
          <text:list>
            <text:list-item>
              <text:p text:style-name="P24">Przelicz wszystkie m do GeV (u,d,s już w MeV – podziel przez 1000). </text:p>
            </text:list-item>
            <text:list-item>
              <text:p text:style-name="P24">Przykład: m_u = 0.00216 GeV, m_norm_u = 0.00216 / 172.57 ≈ 0.0000125. </text:p>
            </text:list-item>
          </text:list>
        </text:list-item>
        <text:list-item>
          <text:p text:style-name="P24"><text:span text:style-name="Strong_20_Emphasis">Wstaw β (prędkość)</text:span>: β = 1 (lub 1 - 1e-50 dla stabilności numerycznej; wynika z modelu SR, v=β c, c=1, dla unbounded trajectories). </text:p>
        </text:list-item>
        <text:list-item>
          <text:p text:style-name="P24"><text:span text:style-name="Strong_20_Emphasis">Zbuduj raw wektor</text:span>: [0, β, 1, 0, m_norm_u, m_norm_d, m_norm_s, m_norm_c]. </text:p>
        </text:list-item>
        <text:list-item>
          <text:p text:style-name="P4"><text:span text:style-name="Strong_20_Emphasis">Finalna normalizacja</text:span>: Oblicz |raw| = sqrt(sum(x² for x in raw)). Potem o = [x / |raw| for x in raw] – to zapewnia E² = |o|² = 1 (rygor modelu). </text:p>
        </text:list-item>
      </text:list>
      <text:p text:style-name="Text_20_body">Przykład liczbowy (z wartościami powyżej):</text:p>
      <text:list xml:id="list6868986070346716013" text:style-name="L5">
        <text:list-item>
          <text:p text:style-name="P25">raw = [0, 1, 1, 0, 0.0000125, 0.0000272, 0.000541, 0.00737] </text:p>
        </text:list-item>
        <text:list-item>
          <text:p text:style-name="P25">|raw| ≈ sqrt(1² + 1² + ... ) ≈ 1.4142 </text:p>
        </text:list-item>
        <text:list-item>
          <text:p text:style-name="P5">o ≈ [0, 0.7071, 0.7071, 0, 8.8e-6, 1.9e-5, 3.8e-4, 0.00521] </text:p>
        </text:list-item>
      </text:list>
      <text:h text:style-name="Heading_20_4" text:outline-level="4">Krok 4: Dlaczego tak (uzasadnienie z modelu)</text:h>
      <text:list xml:id="list2436519492375696600" text:style-name="L6">
        <text:list-item>
          <text:p text:style-name="P26"><text:span text:style-name="Strong_20_Emphasis">Pobieramy tylko masy</text:span>: Bo model minimalistyczny – masy to jedyne PDG dane do imaginariów (fluktuacje proportional to mass ratios, emergent generacje/kolory z triality G₂ w O). </text:p>
        </text:list-item>
        <text:list-item>
          <text:p text:style-name="P26"><text:span text:style-name="Strong_20_Emphasis">Skalowanie m / m_max = 0-1</text:span>: To shader-like input (uniform vec 0-1 po scale, jak GPU uniform for 8D vec), umożliwia emergent proporcje (np. m_u/m_d ~0.46 → Im4/Im5 ~0.46, po twist iφ daje CP ~10^{-3}, Γ mimic z std(Im)). </text:p>
        </text:list-item>
        <text:list-item>
          <text:p text:style-name="P26"><text:span text:style-name="Strong_20_Emphasis">Beta = prędkość</text:span>: Wynika z modelu SR (E² = (pc)² + (mc²)², c=1, β = v/c = p/E, dla massless/high energy β≈1; unbounded SR trajectories stable at β=1-1e-50). </text:p>
        </text:list-item>
        <text:list-item>
          <text:p text:style-name="P6"><text:span text:style-name="Strong_20_Emphasis">Normalizacja |o| =1</text:span>: Rygor E²=1 (invariant modelu), unit sphere S^7 for emergent QM wave-like (superposition from embeddings, interference from std(Im)). </text:p>
        </text:list-item>
      </text:list>
      <text:p text:style-name="Text_20_body"/>
      <text:p text:style-name="Standard"/>
      <text:h text:style-name="Heading_20_3" text:outline-level="3">Procedura pobierania i wstawiania danych z PDG dla elektronu (krok po kroku dla człowieka)</text:h>
      <text:h text:style-name="Heading_20_4" text:outline-level="4">Krok 1: Pobieramy masę elektronu</text:h>
      <text:p text:style-name="Text_20_body">Pobieramy wartość masy elektronu w jednostkach MeV.</text:p>
      <text:list xml:id="list7497622293475409019" text:style-name="L7">
        <text:list-item>
          <text:p text:style-name="P27">Skąd: Z oficjalnej strony PDG (pdg.lbl.gov) – pobierz PDF "Review of Particle Physics 2024" lub bezpośrednio listing dla elektronu (rpp2024-list-electron.pdf). Otwórz PDF, wyszukaj sekcję "Electron mass m". Weź centralną wartość (ignoruj niepewność). </text:p>
        </text:list-item>
        <text:list-item>
          <text:p text:style-name="P7">Wartość: 0.51099895000 MeV. </text:p>
        </text:list-item>
      </text:list>
      <text:h text:style-name="Heading_20_4" text:outline-level="4">Krok 2: Pobieramy prędkość β</text:h>
      <text:p text:style-name="Text_20_body">Pobieramy prędkość β jako parametr modelu (wynikający z SR, β = v/c).</text:p>
      <text:list xml:id="list2871504545853928876" text:style-name="L8">
        <text:list-item>
          <text:p text:style-name="P28">Skąd: Nie bezpośrednio z PDG (brak v dla cząstek), ale z kontekstu stabilności elektronu w <text:soft-page-break/>PDG (stable particle) – β blisko 1 (dla precyzji do 10^{-50}). Weź β = 1 - 1e-50 z modelu. </text:p>
        </text:list-item>
        <text:list-item>
          <text:p text:style-name="P8">Wartość: β = 0.99999999999999999999999999999999999999999999999999. </text:p>
        </text:list-item>
      </text:list>
      <text:h text:style-name="Heading_20_4" text:outline-level="4">Krok 3: Pobieramy dane dla c (pole EM – ładunek)</text:h>
      <text:p text:style-name="Text_20_body">Pobieramy wartość ładunku elektrycznego elektronu.</text:p>
      <text:list xml:id="list4625541679178484176" text:style-name="L9">
        <text:list-item>
          <text:p text:style-name="P29">Skąd: Z PDG PDF dla elektronu (rpp2024-list-electron.pdf), sekcja "Electric charge q". Weź absolutną wartość |q|. </text:p>
        </text:list-item>
        <text:list-item>
          <text:p text:style-name="P9">Wartość: q = -1 (absolutna 1). </text:p>
        </text:list-item>
      </text:list>
      <text:h text:style-name="Heading_20_4" text:outline-level="4">Krok 4: Pobieramy dane dla d (pole EM – anomalia magnetyczna)</text:h>
      <text:p text:style-name="Text_20_body">Pobieramy wartość anomalii magnetycznego momentu dipolowego (a_e = (g-2)/2).</text:p>
      <text:list xml:id="list3173022123338818748" text:style-name="L10">
        <text:list-item>
          <text:p text:style-name="P30">Skąd: Z PDG PDF dla elektronu (rpp2024-list-electron.pdf), sekcja "Anomalous magnetic moment a_e". Weź centralną wartość. </text:p>
        </text:list-item>
        <text:list-item>
          <text:p text:style-name="P10">Wartość: 0.00115965218062. </text:p>
        </text:list-item>
      </text:list>
      <text:h text:style-name="Heading_20_4" text:outline-level="4">Krok 5: Wstawiamy dane do quaternionu (wektor 4D)</text:h>
      <text:list xml:id="list4231293117713628989" text:style-name="L11">
        <text:list-item>
          <text:p text:style-name="P31">Real (e0): Wstaw sqrt(1 - β²) z masy (masa emergentna z real po normalizacji, ale start z sqrt dla SR). </text:p>
        </text:list-item>
        <text:list-item>
          <text:p text:style-name="P31">Im1 (e1): Wstaw β. </text:p>
        </text:list-item>
        <text:list-item>
          <text:p text:style-name="P31">Im2 (e2): Wstaw c = 1 (z ładunku, normowane |q| = 1). </text:p>
        </text:list-item>
        <text:list-item>
          <text:p text:style-name="P11">Im3 (e3): Wstaw d = wartość anomalii. </text:p>
        </text:list-item>
      </text:list>
      <text:h text:style-name="Heading_20_4" text:outline-level="4">Krok 6: Normalizacja wektora do zakresu 0-1</text:h>
      <text:list xml:id="list7389508374442938296" text:style-name="L12">
        <text:list-item>
          <text:p text:style-name="P32">Zbuduj raw wektor: [real, Im1, Im2, Im3]. </text:p>
        </text:list-item>
        <text:list-item>
          <text:p text:style-name="P32">Oblicz normę: sqrt(sum(x² for x in raw)). </text:p>
        </text:list-item>
        <text:list-item>
          <text:p text:style-name="P12">Podziel każdy komponent przez normę: normalized = [x / norm for x in raw] – to zapewnia |vec|² = 1 (E² = 1). Komponenty automatycznie w 0-1 po skalowaniu (bo β≈1, c=1 dominują). </text:p>
        </text:list-item>
      </text:list>
      <text:p text:style-name="Text_20_body"/>
      <text:h text:style-name="Heading_20_3" text:outline-level="3">Procedura pobierania i wstawiania danych z PDG dla protonu (krok po kroku dla człowieka)</text:h>
      <text:h text:style-name="Heading_20_4" text:outline-level="4">Krok 1: Pobieramy masę protonu</text:h>
      <text:p text:style-name="Text_20_body">Pobieramy wartość masy protonu w jednostkach MeV.</text:p>
      <text:list xml:id="list7174206672629334948" text:style-name="L13">
        <text:list-item>
          <text:p text:style-name="P33">Skąd: Z oficjalnej strony PDG (pdg.lbl.gov) – pobierz PDF "Review of Particle Physics 2024" lub bezpośrednio listing dla protonu (rpp2024-list-p.pdf). Otwórz PDF, wyszukaj sekcję "Proton mass m". Weź centralną wartość. </text:p>
        </text:list-item>
        <text:list-item>
          <text:p text:style-name="P13">Wartość: 938.27208816 MeV. </text:p>
        </text:list-item>
      </text:list>
      <text:h text:style-name="Heading_20_4" text:outline-level="4">Krok 2: Pobieramy prędkość β</text:h>
      <text:p text:style-name="Text_20_body">Pobieramy prędkość β jako parametr modelu (wynikający z SR, β = v/c).</text:p>
      <text:list xml:id="list8567433412713924087" text:style-name="L14">
        <text:list-item>
          <text:p text:style-name="P34">Skąd: Z kontekstu stabilności protonu w PDG (stable particle) – β blisko 1. Weź β = 1 - 1e-50 z modelu. </text:p>
        </text:list-item>
        <text:list-item>
          <text:p text:style-name="P14"><text:soft-page-break/>Wartość: β = 0.99999999999999999999999999999999999999999999999999. </text:p>
        </text:list-item>
      </text:list>
      <text:h text:style-name="Heading_20_4" text:outline-level="4">Krok 3: Pobieramy dane dla c (pole EM – ładunek)</text:h>
      <text:p text:style-name="Text_20_body">Pobieramy wartość ładunku elektrycznego protonu.</text:p>
      <text:list xml:id="list8499159153665552129" text:style-name="L15">
        <text:list-item>
          <text:p text:style-name="P35">Skąd: Z PDG PDF dla protonu (rpp2024-list-p.pdf), sekcja "Electric charge q". Weź absolutną wartość |q|. </text:p>
        </text:list-item>
        <text:list-item>
          <text:p text:style-name="P15">Wartość: q = +1 (absolutna 1). </text:p>
        </text:list-item>
      </text:list>
      <text:h text:style-name="Heading_20_4" text:outline-level="4">Krok 4: Pobieramy dane dla d (pole EM – anomalia magnetyczna)</text:h>
      <text:p text:style-name="Text_20_body">Pobieramy wartość anomalii magnetycznego momentu dipolowego (a_p = (g-2)/2).</text:p>
      <text:list xml:id="list3733445778257594362" text:style-name="L16">
        <text:list-item>
          <text:p text:style-name="P36">Skąd: Z PDG PDF dla protonu (rpp2024-list-p.pdf), sekcja "Magnetic moment μ_p". Weź μ_p, oblicz a_p = μ_p - 1. </text:p>
        </text:list-item>
        <text:list-item>
          <text:p text:style-name="P16">Wartość: 1.79284734463. </text:p>
        </text:list-item>
      </text:list>
      <text:h text:style-name="Heading_20_4" text:outline-level="4">Krok 5: Wstawiamy dane do sedeniona (wektor 16D dla protonu – kompozyt uud)</text:h>
      <text:list xml:id="list2715071600084886758" text:style-name="L17">
        <text:list-item>
          <text:p text:style-name="P37">Real (e0): Wstaw sqrt(1 - β²) z masy (masa emergentna z real po normalizacji, ale start z sqrt dla SR). </text:p>
        </text:list-item>
        <text:list-item>
          <text:p text:style-name="P37">Im1 (e1): Wstaw β. </text:p>
        </text:list-item>
        <text:list-item>
          <text:p text:style-name="P37">Im2 (e2): Wstaw c = 1 (z ładunku, normowane |q| = 1). </text:p>
        </text:list-item>
        <text:list-item>
          <text:p text:style-name="P37">Im3 (e3): Wstaw d = wartość anomalii. </text:p>
        </text:list-item>
        <text:list-item>
          <text:p text:style-name="P17">Im4–Im15: Wstaw znormalizowane masy kwarków u/d (dla uud) z PDG (masy u=2.16 MeV, d=4.70 MeV; dims 4–7 dla colors, reszta 0 lub emergent). </text:p>
        </text:list-item>
      </text:list>
      <text:h text:style-name="Heading_20_4" text:outline-level="4">Krok 6: Normalizacja wektora do zakresu 0-1</text:h>
      <text:list xml:id="list3720402003245653820" text:style-name="L18">
        <text:list-item>
          <text:p text:style-name="P38">Zbuduj raw wektor: [real, Im1, Im2, Im3, Im4...Im15]. </text:p>
        </text:list-item>
        <text:list-item>
          <text:p text:style-name="P38">Oblicz normę: sqrt(sum(x² for x in raw)). </text:p>
        </text:list-item>
        <text:list-item>
          <text:p text:style-name="P18">Podziel każdy komponent przez normę: normalized = [x / norm for x in raw] – to zapewnia |vec|² = 1 (E² = 1). Komponenty automatycznie w 0-1 po skalowaniu (bo β≈1, c=1 dominują)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Gothic" style:font-size-asian="12pt" style:font-weight-asian="bold" style:font-name-complex="Tahoma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M5S</meta:editing-duration>
    <meta:editing-cycles>9</meta:editing-cycles>
    <meta:generator>OpenOffice/4.1.7$Win32 OpenOffice.org_project/417m1$Build-9800</meta:generator>
    <dc:date>2026-01-04T14:55:44.59</dc:date>
    <meta:document-statistic meta:table-count="0" meta:image-count="0" meta:object-count="0" meta:page-count="6" meta:paragraph-count="151" meta:word-count="1921" meta:character-count="11433"/>
    <meta:user-defined meta:name="Info 1"/>
    <meta:user-defined meta:name="Info 2"/>
    <meta:user-defined meta:name="Info 3"/>
    <meta:user-defined meta:name="Info 4"/>
  </office:meta>
</office:document-meta>
</file>